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 table:tab-color="#43c330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Heading_20_2">
      <style:text-properties style:font-size-asian="12pt" style:font-size-complex="12pt"/>
    </style:style>
    <style:style style:name="ce11" style:family="table-cell" style:parent-style-name="Default">
      <style:table-cell-properties fo:background-color="#c254d2"/>
    </style:style>
    <style:style style:name="ce12" style:family="table-cell" style:parent-style-name="Heading_20_2">
      <style:table-cell-properties fo:background-color="#c254d2"/>
      <style:text-properties style:font-size-asian="12pt" style:font-size-complex="12pt"/>
    </style:style>
    <style:style style:name="ce14" style:family="table-cell" style:parent-style-name="Default">
      <style:table-cell-properties fo:background-color="#00a0fc"/>
    </style:style>
    <style:style style:name="ce15" style:family="table-cell" style:parent-style-name="Heading_20_2">
      <style:table-cell-properties fo:background-color="#00a0fc"/>
      <style:text-properties style:font-size-asian="12pt" style:font-size-complex="12pt"/>
    </style:style>
    <style:style style:name="ce17" style:family="table-cell" style:parent-style-name="Heading_20_2">
      <style:table-cell-properties fo:background-color="#43c330"/>
      <style:text-properties style:font-size-asian="12pt" style:font-size-complex="12pt"/>
    </style:style>
    <style:style style:name="ce18" style:family="table-cell" style:parent-style-name="Heading_20_2">
      <style:table-cell-properties fo:background-color="#43c330"/>
    </style:style>
    <style:style style:name="ce19" style:family="table-cell" style:parent-style-name="Default">
      <style:table-cell-properties fo:background-color="#43c330"/>
    </style:style>
    <style:style style:name="ce21" style:family="table-cell" style:parent-style-name="Heading_20_2">
      <style:table-cell-properties fo:background-color="#fde9a9"/>
      <style:text-properties style:font-size-asian="12pt" style:font-size-complex="12pt"/>
    </style:style>
    <style:style style:name="ce20" style:family="table-cell" style:parent-style-name="Default">
      <style:table-cell-properties fo:background-color="#fde9a9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Heading_20_2">
      <style:text-properties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Anleitungen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11"/>
        <table:table-column table:style-name="co1" table:default-cell-style-name="ce14"/>
        <table:table-column table:style-name="co1" table:default-cell-style-name="ce19"/>
        <table:table-column table:style-name="co1" table:default-cell-style-name="ce20"/>
        <table:table-column table:style-name="co1" table:number-columns-repeated="52" table:default-cell-style-name="Default"/>
        <table:table-row table:style-name="ro1">
          <table:table-cell office:value-type="string" calcext:value-type="string">
            <text:p>Model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table:number-columns-repeated="6"/>
          <table:table-cell table:style-name="ce17"/>
          <table:table-cell table:style-name="ce21" office:value-type="string" calcext:value-type="string">
            <text:p>Technik</text:p>
          </table:table-cell>
          <table:table-cell/>
          <table:table-cell table:style-name="Heading_20_2"/>
          <table:table-cell/>
          <table:table-cell table:style-name="Heading_20_2" office:value-type="string" calcext:value-type="string">
            <text:p>Gegenstand</text:p>
          </table:table-cell>
          <table:table-cell table:style-name="Heading_20_2"/>
          <table:table-cell table:style-name="ce2" office:value-type="string" calcext:value-type="string">
            <text:p>Verwendung</text:p>
          </table:table-cell>
          <table:table-cell table:style-name="Heading_20_2" table:number-columns-repeated="46"/>
        </table:table-row>
        <table:table-row table:style-name="ro1">
          <table:table-cell office:value-type="string" calcext:value-type="string">
            <text:p>Modelname</text:p>
          </table:table-cell>
          <table:table-cell office:value-type="string" calcext:value-type="string">
            <text:p>Nummer </text:p>
          </table:table-cell>
          <table:table-cell office:value-type="string" calcext:value-type="string">
            <text:p>Seitenzahl</text:p>
          </table:table-cell>
          <table:table-cell office:value-type="string" calcext:value-type="string">
            <text:p>Design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Titel</text:p>
          </table:table-cell>
          <table:table-cell table:style-name="ce3" office:value-type="string" calcext:value-type="string">
            <text:p>Untertitel</text:p>
          </table:table-cell>
          <table:table-cell table:style-name="ce3" office:value-type="string" calcext:value-type="string">
            <text:p>Nummer</text:p>
          </table:table-cell>
          <table:table-cell table:style-name="ce3" office:value-type="string" calcext:value-type="string">
            <text:p>jahr</text:p>
          </table:table-cell>
          <table:table-cell table:style-name="ce12" office:value-type="string" calcext:value-type="string">
            <text:p>Material</text:p>
          </table:table-cell>
          <table:table-cell table:style-name="ce15" office:value-type="string" calcext:value-type="string">
            <text:p>Form</text:p>
          </table:table-cell>
          <table:table-cell table:style-name="ce18" office:value-type="string" calcext:value-type="string">
            <text:p>Technik</text:p>
          </table:table-cell>
          <table:table-cell/>
          <table:table-cell table:style-name="ce3" office:value-type="string" calcext:value-type="string">
            <text:p>Arbeitsweise</text:p>
          </table:table-cell>
          <table:table-cell table:style-name="ce3" office:value-type="string" calcext:value-type="string">
            <text:p>Methode</text:p>
          </table:table-cell>
          <table:table-cell/>
          <table:table-cell table:style-name="ce3" office:value-type="string" calcext:value-type="string">
            <text:p>Objekt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Zweck</text:p>
          </table:table-cell>
          <table:table-cell table:style-name="ce3" office:value-type="string" calcext:value-type="string">
            <text:p>Styl</text:p>
          </table:table-cell>
          <table:table-cell table:style-name="ce3" office:value-type="string" calcext:value-type="string">
            <text:p>Idee</text:p>
          </table:table-cell>
          <table:table-cell table:style-name="ce3" office:value-type="string" calcext:value-type="string">
            <text:p>Bearbeitungsstand</text:p>
          </table:table-cell>
          <table:table-cell table:style-name="Heading_20_2"/>
          <table:table-cell table:style-name="ce3" table:number-columns-repeated="42"/>
        </table:table-row>
        <table:table-row table:style-name="ro2">
          <table:table-cell office:value-type="string" calcext:value-type="string">
            <text:p>Ranunkel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3-D</text:p>
          </table:table-cell>
          <table:table-cell office:value-type="string" calcext:value-type="string">
            <text:p>Blume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Blum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Nelke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3-D</text:p>
          </table:table-cell>
          <table:table-cell office:value-type="string" calcext:value-type="string">
            <text:p>Blume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Blume des Monats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Lavendelduft liegt in der Luft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3-D</text:p>
          </table:table-cell>
          <table:table-cell office:value-type="string" calcext:value-type="string">
            <text:p>Einfach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Scrubbies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Ahornblatt-Set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Formen</text:p>
          </table:table-cell>
          <table:table-cell office:value-type="string" calcext:value-type="string">
            <text:p>Irisch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Topflappen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Gehäkeltes Leiblichen für Reformkleidung</text:p>
          </table:table-cell>
          <table:table-cell table:number-columns-repeated="3"/>
          <table:table-cell office:value-type="string" calcext:value-type="string">
            <text:p>Schnittmuster</text:p>
          </table:table-cell>
          <table:table-cell office:value-type="string" calcext:value-type="string">
            <text:p>Nehelinia Patterns</text:p>
          </table:table-cell>
          <table:table-cell/>
          <table:table-cell office:value-type="string" calcext:value-type="string">
            <text:p>NP 102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intage</text:p>
          </table:table-cell>
          <table:table-cell/>
          <table:table-cell office:value-type="string" calcext:value-type="string">
            <text:p>Unterwäsche</text:p>
          </table:table-cell>
          <table:table-cell office:value-type="string" calcext:value-type="string">
            <text:p>Leib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Mäggie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Häkelkleid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Ajourstola in Hellblau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ccessoires</text:p>
          </table:table-cell>
          <table:table-cell/>
          <table:table-cell table:number-columns-repeated="2" office:value-type="float" office:value="2019" calcext:value-type="float">
            <text:p>2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Ajour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Dreieckstuch mit Flechtfransen</text:p>
          </table:table-cell>
          <table:table-cell office:value-type="string" calcext:value-type="string">
            <text:p>0907/6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9/2007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Duchbruch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Dreickstuch für Sie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2/2017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Maelona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/>
          <table:table-cell office:value-type="string" calcext:value-type="string">
            <text:p>44/2020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Halbmond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Techtelmechtel mit den Highlends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Pullunder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rgyle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Flaschenbeutel to g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eronika Hug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8/2020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Tetragonal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1/2020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table:number-columns-repeated="2" office:value-type="string" calcext:value-type="string">
            <text:p>Schal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Argyle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Überlappende Patches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affe Fassett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3/2020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Stola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Patchwork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Stricken sie ihr eigenes Zandra Rhodes Design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Zandra Rhodes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treif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Cardegan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reifen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XXL-Tuch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acob Seifert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treifen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Übergroß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Wende-Mantel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2/2010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Formgebung</text:p>
          </table:table-cell>
          <table:table-cell office:value-type="string" calcext:value-type="string">
            <text:p>Verkürzte Reih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Kurzmantel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Poncho</text:p>
          </table:table-cell>
          <table:table-cell office:value-type="float" office:value="95236" calcext:value-type="float">
            <text:p>95236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float" office:value="95235" calcext:value-type="float">
            <text:p>95235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Poncho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Bluse</text:p>
          </table:table-cell>
          <table:table-cell office:value-type="float" office:value="95255" calcext:value-type="float">
            <text:p>95255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float" office:value="95255" calcext:value-type="float">
            <text:p>95255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Bluse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Korsag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arianne Isager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tricken à la carte</text:p>
          </table:table-cell>
          <table:table-cell table:number-columns-repeated="3"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echts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Korsag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Gestrickte Kragen</text:p>
          </table:table-cell>
          <table:table-cell office:value-type="string" calcext:value-type="string">
            <text:p>603/6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Buch</text:p>
          </table:table-cell>
          <table:table-cell office:value-type="string" calcext:value-type="string">
            <text:p>Burda Stricklehrbuch</text:p>
          </table:table-cell>
          <table:table-cell/>
          <table:table-cell office:value-type="string" calcext:value-type="string">
            <text:p>K603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pitze</text:p>
          </table:table-cell>
          <table:table-cell/>
          <table:table-cell office:value-type="string" calcext:value-type="string">
            <text:p>Kragen</text:p>
          </table:table-cell>
          <table:table-cell office:value-type="string" calcext:value-type="string">
            <text:p>Spitzenkrag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Zicktack-Top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Marianne Isager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tricken à la carte</text:p>
          </table:table-cell>
          <table:table-cell table:number-columns-repeated="3"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on ob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Topflappen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Bomberjacke Pinky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/>
          <table:table-cell office:value-type="string" calcext:value-type="string">
            <text:p>48/2020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Zopf</text:p>
          </table:table-cell>
          <table:table-cell/>
          <table:table-cell office:value-type="string" calcext:value-type="string">
            <text:p>Jacke</text:p>
          </table:table-cell>
          <table:table-cell office:value-type="string" calcext:value-type="string">
            <text:p>Bomberjack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80er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Anemone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Schulz</text:p>
          </table:table-cell>
          <table:table-cell/>
          <table:table-cell office:value-type="string" calcext:value-type="string">
            <text:p>Accessoires</text:p>
          </table:table-cell>
          <table:table-cell office:value-type="string" calcext:value-type="string">
            <text:p>Schalkragen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Patchwork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Hexagon-Tuch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Von Außen nach Innen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Rauten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Hübsche Helf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rausrechts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Waschlapp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grüner Schal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8/2020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Lochmuster</text:p>
          </table:table-cell>
          <table:table-cell/>
          <table:table-cell table:number-columns-repeated="2" office:value-type="string" calcext:value-type="string">
            <text:p>Schal</text:p>
          </table:table-cell>
          <table:table-cell office:value-type="string" calcext:value-type="string">
            <text:p>Tücher und Schal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von Himmelblau bis Nebelgrau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ccessoires</text:p>
          </table:table-cell>
          <table:table-cell/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Krausrechts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achenschwanz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Bobble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Lieblingsteil für jeden Anlass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Muster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achenschwanz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Bobble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Maschen mit Charakter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/2012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Strukturmuster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Füßling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ustikal &amp; attraktiv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Gesmoktes Shirt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table:number-columns-repeated="2" office:value-type="string" calcext:value-type="string">
            <text:p>Strukturmuster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Armstulpen Grazi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9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Verschränkt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Stulp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Tendril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20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</text:p>
          </table:table-cell>
          <table:table-cell/>
          <table:table-cell table:number-columns-repeated="2" office:value-type="string" calcext:value-type="string">
            <text:p>Cape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Wentworth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3/2020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Halbkrei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Topariy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20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- und Lac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Cardegan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Lady Susan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3/2020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- und Lace</text:p>
          </table:table-cell>
          <table:table-cell/>
          <table:table-cell office:value-type="string" calcext:value-type="string">
            <text:p>Accessoires</text:p>
          </table:table-cell>
          <table:table-cell office:value-type="string" calcext:value-type="string">
            <text:p>Kragen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Wollige Schmuckestückchen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Christbaumschmuck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Bunte Pracht</text:p>
          </table:table-cell>
          <table:table-cell office:value-type="string" calcext:value-type="string">
            <text:p>6+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Christbaumschmuck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Stimmungsvoller Empfan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Türkranz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Christbaumkugeln Scandie-Style</text:p>
          </table:table-cell>
          <table:table-cell office:value-type="string" calcext:value-type="string">
            <text:p>33-4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Norweger Must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Christbaumschmuck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Neidlicher Gast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Amigomigo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Weihnachts-Wichtelchen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Filz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filzen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Wichtel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Anknüpfen</text:p>
          </table:table-cell>
          <table:table-cell office:value-type="string" calcext:value-type="string">
            <text:p>15-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09</text:p>
          </table:table-cell>
          <table:table-cell/>
          <table:table-cell office:value-type="string" calcext:value-type="string">
            <text:p>Garn</text:p>
          </table:table-cell>
          <table:table-cell office:value-type="string" calcext:value-type="string">
            <text:p>Ornament</text:p>
          </table:table-cell>
          <table:table-cell office:value-type="string" calcext:value-type="string">
            <text:p>Makramee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Knüpfen</text:p>
          </table:table-cell>
          <table:table-cell office:value-type="string" calcext:value-type="string">
            <text:p>Makramee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Makramee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Stricktasche und Co.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igrid Gschwindt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Stricktnadeltasche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Stricktasche und Co.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igrid Gschwindt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Scherentasche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omiyage</text:p>
          </table:table-cell>
          <table:table-cell table:number-columns-repeated="2"/>
          <table:table-cell office:value-type="string" calcext:value-type="string">
            <text:p>Kumiko Sudo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omiyage</text:p>
          </table:table-cell>
          <table:table-cell table:number-columns-repeated="3"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Handnähen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Geschenk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Cozy Home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5/2018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Patchwork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Pus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Sitzkissen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Sitzkissen 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Handytasche</text:p>
          </table:table-cell>
          <table:table-cell table:number-columns-repeated="2"/>
          <table:table-cell office:value-type="string" calcext:value-type="string">
            <text:p>elna</text:p>
          </table:table-cell>
          <table:table-cell office:value-type="string" calcext:value-type="string">
            <text:p>Flyer</text:p>
          </table:table-cell>
          <table:table-cell office:value-type="string" calcext:value-type="string">
            <text:p>KreativZeit</text:p>
          </table:table-cell>
          <table:table-cell office:value-type="string" calcext:value-type="string">
            <text:p>Das Nähmagazin von Elna</text:p>
          </table:table-cell>
          <table:table-cell office:value-type="string" calcext:value-type="string">
            <text:p>Sommer 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oire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ytasche zum Umhängen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Tea-rific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8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Hexagon, Raute &amp; Co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Hexagon, Raute &amp; Co</text:p>
          </table:table-cell>
          <table:table-cell table:number-columns-repeated="3"/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Die Lichtung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Burda Patchwork</text:p>
          </table:table-cell>
          <table:table-cell office:value-type="string" calcext:value-type="string">
            <text:p>Best of</text:p>
          </table:table-cell>
          <table:table-cell office:value-type="string" calcext:value-type="string">
            <text:p>Herbst/2018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Wandbehang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rgänzung zum Pai Welsch Mystery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Ein Ball für den Ball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Der Lebensbau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2/2016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Der Lebensbau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3/2016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Der Lebensbaum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4/2016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Der Lebensbaum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1/2017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Wandbehang</text:p>
          </table:table-cell>
          <table:table-cell table:number-columns-repeated="3"/>
          <table:table-cell office:value-type="string" calcext:value-type="string">
            <text:p>Flyer</text:p>
          </table:table-cell>
          <table:table-cell office:value-type="string" calcext:value-type="string">
            <text:p>Patron</text:p>
          </table:table-cell>
          <table:table-cell table:number-columns-repeated="3"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Medalion</text:p>
          </table:table-cell>
          <table:table-cell/>
          <table:table-cell office:value-type="string" calcext:value-type="string">
            <text:p>Wandbehang</text:p>
          </table:table-cell>
          <table:table-cell office:value-type="string" calcext:value-type="string">
            <text:p>Seide</text:p>
          </table:table-cell>
          <table:table-cell office:value-type="string" calcext:value-type="string">
            <text:p>Quilt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Groß-Zügig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chlüsselmäppch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Tierisch strke Geldtäschchen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Geldtäschch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Kranz &amp; Kugel im Karoloo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Kranz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Handy-Aufladestation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Handy-Aufladestatio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Quick &amp; easy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Meine Nähwelt</text:p>
          </table:table-cell>
          <table:table-cell/>
          <table:table-cell office:value-type="string" calcext:value-type="string">
            <text:p>19/02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Pads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Handtaschenanhänger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chlüsselanhäng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Immer den Durchblick behlaten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Brillenetuit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Rosenlaterne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3-2-1 fertig</text:p>
          </table:table-cell>
          <table:table-cell office:value-type="string" calcext:value-type="string">
            <text:p>3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Latern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Blütenpracht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8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Untersetz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Kordelkörbchen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Leseecke mit Blattwerk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Leseeck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Minibörse mit Schlüsselring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chlüsselanhäng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Chaos ad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Kabeltasch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Entlich entspannt im Büro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Handgelenkauflage für Tasatu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Entlich entspannt im Büro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Handgelenkauflage für Maus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Technik trifft Tradition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 selber machen</text:p>
          </table:table-cell>
          <table:table-cell office:value-type="string" calcext:value-type="string">
            <text:p>25/201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Tabletthüll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Très Chic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toffkette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Hocker-Huss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Möbel</text:p>
          </table:table-cell>
          <table:table-cell office:value-type="string" calcext:value-type="string">
            <text:p>Husse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Utensilo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Utensilo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Sonnengruß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port</text:p>
          </table:table-cell>
          <table:table-cell office:value-type="string" calcext:value-type="string">
            <text:p>Yogamattenbezug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Sonnengruß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port</text:p>
          </table:table-cell>
          <table:table-cell office:value-type="string" calcext:value-type="string">
            <text:p>Yogekissen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Etuit für Boutis-Nadeln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1 Projekte in edlem Blau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Japan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Nähetui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Japan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Tasche für Nähutensilien</text:p>
          </table:table-cell>
          <table:table-cell office:value-type="string" calcext:value-type="string">
            <text:p>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0 Projekte in edlem Blau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utensil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Japan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Nähetui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Burda Patchwork</text:p>
          </table:table-cell>
          <table:table-cell office:value-type="string" calcext:value-type="string">
            <text:p>Best of</text:p>
          </table:table-cell>
          <table:table-cell office:value-type="string" calcext:value-type="string">
            <text:p>Herbst/2018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Alles in Ordnung?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utensil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Dekorativer Stauraum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Für mein Nähzimmer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Für mein Nähzimmer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mäpp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Stern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maschienenhaub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mschienenunterlag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Organizer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Nählady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Ordnung muss sein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Schöne Aussichten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Stitch in Time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Garnrollen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Stitch in Time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beutel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Stitch in Tim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2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Stift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Ordentlich kreativ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2 in 1- Alles dabei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Strickutensil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Ordentlich kreativ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Strickkörb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Stricknadelordnung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2/20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Stricknadelroll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Unter der Haube…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1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maschienenhaub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Unter der Haube…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2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Quilter‘s Hip-Bag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ip-Bag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Gut erpackt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8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Utensilo</text:p>
          </table:table-cell>
          <table:table-cell office:value-type="string" calcext:value-type="string">
            <text:p>Fadensamml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Zum Nähen schön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Stoffgewicht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Die kleine Reiseapotheke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25/200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Ordnungs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undstricknadelmappe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Bezaubender Schuh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Kunte Nadelkissen</text:p>
          </table:table-cell>
          <table:table-cell office:value-type="string" calcext:value-type="string">
            <text:p>Einfach selbst genäht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Fingernadelkisse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Kunte Nadelkissen</text:p>
          </table:table-cell>
          <table:table-cell office:value-type="string" calcext:value-type="string">
            <text:p>Einfach selbst genäht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Charmantes Täsche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Kunte Nadelkissen</text:p>
          </table:table-cell>
          <table:table-cell office:value-type="string" calcext:value-type="string">
            <text:p>Einfach selbst genäht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Bunte Schneiderpuppe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Kunte Nadelkissen</text:p>
          </table:table-cell>
          <table:table-cell office:value-type="string" calcext:value-type="string">
            <text:p>Einfach selbst genäht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Fadenkörbchen &amp; Nadelkissen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Fadensammlen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Projekttasche &amp; Nadelroll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Projekttasche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Projekttasche &amp; Nadelroll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Nadelrolle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Stricktasche und Co.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igrid Gschwindt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Strickkörbchen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Utensilo „To Go“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Utrnsilo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Blätter im Wind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0 Projekte in edlem Blau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table:number-columns-repeated="2" office:value-type="string" calcext:value-type="string">
            <text:p>Quilt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Kinder Kimono verarbeiten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Fenster zum Traum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Lockcabin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Japan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Dalientraum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Decke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Medalion</text:p>
          </table:table-cell>
          <table:table-cell office:value-type="string" calcext:value-type="string">
            <text:p>Mein Bett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Gefüllte Würfel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Wandbehang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Dance Floor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Tischläufer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Fire Danc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Tischläufer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Siggy</text:p>
          </table:table-cell>
          <table:table-cell table:number-columns-repeated="2"/>
          <table:table-cell office:value-type="string" calcext:value-type="string">
            <text:p>Bea Galler</text:p>
          </table:table-cell>
          <table:table-cell office:value-type="string" calcext:value-type="string">
            <text:p>Blatt</text:p>
          </table:table-cell>
          <table:table-cell office:value-type="string" calcext:value-type="string">
            <text:p>Nähtreff</text:p>
          </table:table-cell>
          <table:table-cell office:value-type="string" calcext:value-type="string">
            <text:p>Siggy nach D13 aus dem Buch Dear Jane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Patc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Traditionel</text:p>
          </table:table-cell>
          <table:table-cell office:value-type="string" calcext:value-type="string">
            <text:p>Siggy Tausch Nähtreff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Für alle Fäll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TaTüTa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Endlich Pausen-Zei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Freie Fahrt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Fahradtasche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Für Dich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43/2013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Windel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Traveller‘s Friend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Reise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Viel-Falt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Furoshiki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Immer den Durchblick behalten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Brillenetuis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Little Noah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Stifte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Little Noah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Origami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Brotzeitköfferchen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Flechttasche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Kimikos Tasch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8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Monstertasch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1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Messenger 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Lunch-Bag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 selber machen</text:p>
          </table:table-cell>
          <table:table-cell office:value-type="string" calcext:value-type="string">
            <text:p>25/200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Teezeit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3-2-1 fertig</text:p>
          </table:table-cell>
          <table:table-cell office:value-type="string" calcext:value-type="string">
            <text:p>3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Untersetz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Japanishce Stick-Kunst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Flick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Nadelhex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Ursuls Schertz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ticke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verspielt</text:p>
          </table:table-cell>
          <table:table-cell office:value-type="string" calcext:value-type="string">
            <text:p>Stoffwerkerin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Bikini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Hos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Ein Sommertag mit der Famili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</text:p>
          </table:table-cell>
          <table:table-cell office:value-type="string" calcext:value-type="string">
            <text:p>0554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gadrob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90234-00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90234-0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Stoffti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Für Schnick &amp; Schnac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Upcycling</text:p>
          </table:table-cell>
          <table:table-cell office:value-type="string" calcext:value-type="string">
            <text:p>Dos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Brotzeitbeutel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Wachstuch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Geschenke Verpacken auf japanisch</text:p>
          </table:table-cell>
          <table:table-cell table:number-columns-repeated="3"/>
          <table:table-cell office:value-type="string" calcext:value-type="string">
            <text:p>Flyer</text:p>
          </table:table-cell>
          <table:table-cell office:value-type="string" calcext:value-type="string">
            <text:p>idee</text:p>
          </table:table-cell>
          <table:table-cell office:value-type="string" calcext:value-type="string">
            <text:p>der creativmarkt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Falten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Furoshiki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Tieriche Freunde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3/201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Stofftier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Kleid</text:p>
          </table:table-cell>
          <table:table-cell office:value-type="string" calcext:value-type="string">
            <text:p>50/82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/>
          <table:table-cell office:value-type="string" calcext:value-type="string">
            <text:p>50/82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Rüschenklei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Pairie Dress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Stufenrock</text:p>
          </table:table-cell>
          <table:table-cell office:value-type="string" calcext:value-type="string">
            <text:p>21046-03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1046-03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Stufen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Unterrock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Kragen</text:p>
          </table:table-cell>
          <table:table-cell office:value-type="float" office:value="90335" calcext:value-type="float">
            <text:p>90335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float" office:value="90335" calcext:value-type="float">
            <text:p>90335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/>
          <table:table-cell table:number-columns-repeated="2" office:value-type="string" calcext:value-type="string">
            <text:p>Kragen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Zierkragen und Haarband</text:p>
          </table:table-cell>
          <table:table-cell office:value-type="string" calcext:value-type="string">
            <text:p>90290-00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90290-0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Zierkragen und Haarban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Bauernhemd</text:p>
          </table:table-cell>
          <table:table-cell office:value-type="string" calcext:value-type="string">
            <text:p>22032-46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2032-46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Bauernhemd</text:p>
          </table:table-cell>
          <table:table-cell/>
          <table:table-cell office:value-type="string" calcext:value-type="string">
            <text:p>Hemd</text:p>
          </table:table-cell>
          <table:table-cell office:value-type="string" calcext:value-type="string">
            <text:p>Bauernhem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ustikal</text:p>
          </table:table-cell>
          <table:table-cell office:value-type="string" calcext:value-type="string">
            <text:p>PJ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Dirndl</text:p>
          </table:table-cell>
          <table:table-cell office:value-type="float" office:value="8448" calcext:value-type="float">
            <text:p>8448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8448" calcext:value-type="float">
            <text:p>8448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Dirndl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Dirndl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Dirndl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Dirndl</text:p>
          </table:table-cell>
          <table:table-cell office:value-type="float" office:value="7870" calcext:value-type="float">
            <text:p>7870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7870" calcext:value-type="float">
            <text:p>787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Dirndl mehrteili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Dirndl mehrteilig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Ladies‘ 1890‘s Sporting Costumes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Laughing Moon Marcantile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ünderzeit Damen Fahradkleid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Fahradkleidung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Men‘s Mid Victorian to Edwardian Period Trousers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Laughing Moon Marcantile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ünderzeit Herrenhos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Herrenhos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Grundschnitt Kleid</text:p>
          </table:table-cell>
          <table:table-cell office:value-type="string" calcext:value-type="string">
            <text:p>K871/1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Freding &amp; Freding</text:p>
          </table:table-cell>
          <table:table-cell office:value-type="string" calcext:value-type="string">
            <text:p>Zuschneide und Nähschule</text:p>
          </table:table-cell>
          <table:table-cell office:value-type="string" calcext:value-type="string">
            <text:p>K871/1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Gundschnitt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Gundkurs zur Schnitterstellung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Grundschnitt Rock</text:p>
          </table:table-cell>
          <table:table-cell office:value-type="string" calcext:value-type="string">
            <text:p>K871/2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Freding &amp; Freding</text:p>
          </table:table-cell>
          <table:table-cell office:value-type="string" calcext:value-type="string">
            <text:p>Zuschneide und Nähschule</text:p>
          </table:table-cell>
          <table:table-cell office:value-type="string" calcext:value-type="string">
            <text:p>K871/2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Gundkurs zur Schnitterstellung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Hose</text:p>
          </table:table-cell>
          <table:table-cell office:value-type="string" calcext:value-type="string">
            <text:p>M7397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Neue Mode</text:p>
          </table:table-cell>
          <table:table-cell/>
          <table:table-cell office:value-type="string" calcext:value-type="string">
            <text:p>M7397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Hos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Bundfalten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Hose</text:p>
          </table:table-cell>
          <table:table-cell office:value-type="string" calcext:value-type="string">
            <text:p>20051-44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0051-44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Hose</text:p>
          </table:table-cell>
          <table:table-cell/>
          <table:table-cell office:value-type="string" calcext:value-type="string">
            <text:p>Hose</text:p>
          </table:table-cell>
          <table:table-cell office:value-type="string" calcext:value-type="string">
            <text:p>Weite Hose und Shorts mit Tas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PJ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Hose</text:p>
          </table:table-cell>
          <table:table-cell office:value-type="float" office:value="7400" calcext:value-type="float">
            <text:p>7400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Burda style</text:p>
          </table:table-cell>
          <table:table-cell/>
          <table:table-cell office:value-type="string" calcext:value-type="string">
            <text:p>1/2011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Hose</text:p>
          </table:table-cell>
          <table:table-cell office:value-type="string" calcext:value-type="string">
            <text:p>Weite Hos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weit</text:p>
          </table:table-cell>
          <table:table-cell office:value-type="string" calcext:value-type="string">
            <text:p>Freizeit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Die besten Damenstops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Ottobre design</text:p>
          </table:table-cell>
          <table:table-cell office:value-type="string" calcext:value-type="string">
            <text:p>Creativw Workshop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T-Shirt</text:p>
          </table:table-cell>
          <table:table-cell office:value-type="string" calcext:value-type="string">
            <text:p>9 Modelle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Pauline</text:p>
          </table:table-cell>
          <table:table-cell office:value-type="string" calcext:value-type="string">
            <text:p>V1035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MiouMiou</text:p>
          </table:table-cell>
          <table:table-cell office:value-type="string" calcext:value-type="string">
            <text:p>Schnittmuster für Damen</text:p>
          </table:table-cell>
          <table:table-cell office:value-type="string" calcext:value-type="string">
            <text:p>V1035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Hoodie</text:p>
          </table:table-cell>
          <table:table-cell office:value-type="string" calcext:value-type="string">
            <text:p>Hoddie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Vintage Kapuzenshirt und Zigarettenhose</text:p>
          </table:table-cell>
          <table:table-cell office:value-type="float" office:value="7172" calcext:value-type="float">
            <text:p>7172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7172" calcext:value-type="float">
            <text:p>7172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Hoodie</text:p>
          </table:table-cell>
          <table:table-cell table:style-name="ce4" office:value-type="string" calcext:value-type="string">
            <text:p>Vintage Kapuzenshirt und Zigarettenhose</text:p>
          </table:table-cell>
          <table:table-cell office:value-type="string" calcext:value-type="string">
            <text:p>Kleidung</text:p>
          </table:table-cell>
          <table:table-cell/>
          <table:table-cell office:value-type="string" calcext:value-type="string">
            <text:p>Freizeit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Bluse</text:p>
          </table:table-cell>
          <table:table-cell office:value-type="string" calcext:value-type="string">
            <text:p>48/89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/>
          <table:table-cell office:value-type="string" calcext:value-type="string">
            <text:p>48/8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inderkram</text:p>
          </table:table-cell>
          <table:table-cell/>
          <table:table-cell office:value-type="string" calcext:value-type="string">
            <text:p>Bluse</text:p>
          </table:table-cell>
          <table:table-cell office:value-type="string" calcext:value-type="string">
            <text:p>Kinderblus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Mütz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Zeitschrift</text:p>
          </table:table-cell>
          <table:table-cell office:value-type="string" calcext:value-type="string">
            <text:p>Ottobre design</text:p>
          </table:table-cell>
          <table:table-cell/>
          <table:table-cell office:value-type="string" calcext:value-type="string">
            <text:p>6/2008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inderkram</text:p>
          </table:table-cell>
          <table:table-cell/>
          <table:table-cell office:value-type="string" calcext:value-type="string">
            <text:p>Mütze</text:p>
          </table:table-cell>
          <table:table-cell office:value-type="string" calcext:value-type="string">
            <text:p>Bommelmütz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Kindermütze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Kle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Zeitschrift</text:p>
          </table:table-cell>
          <table:table-cell office:value-type="string" calcext:value-type="string">
            <text:p>Ottobre design</text:p>
          </table:table-cell>
          <table:table-cell/>
          <table:table-cell office:value-type="string" calcext:value-type="string">
            <text:p>3/2007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inderkram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inderklei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Kinderkleid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Kleid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Burda style</text:p>
          </table:table-cell>
          <table:table-cell/>
          <table:table-cell office:value-type="string" calcext:value-type="string">
            <text:p>10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leid mit Schluppe und Tailiengürtel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50er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Kleid</text:p>
          </table:table-cell>
          <table:table-cell office:value-type="string" calcext:value-type="string">
            <text:p>37/81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/>
          <table:table-cell office:value-type="string" calcext:value-type="string">
            <text:p>37/81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leid mit Stuffen und Rüs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Pairie Dress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Kleid</text:p>
          </table:table-cell>
          <table:table-cell office:value-type="string" calcext:value-type="string">
            <text:p>23075-44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3075-44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leid mit Teilungsnähten</text:p>
          </table:table-cell>
          <table:table-cell office:value-type="string" calcext:value-type="string">
            <text:p>Kleidung</text:p>
          </table:table-cell>
          <table:table-cell/>
          <table:table-cell office:value-type="string" calcext:value-type="string">
            <text:p>Kittelschürze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Flying Yoga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2/2017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table:number-columns-repeated="2" office:value-type="string" calcext:value-type="string">
            <text:p>Kleid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table:number-columns-repeated="4"/>
          <table:table-cell office:value-type="string" calcext:value-type="string">
            <text:p>Zeitschrift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/20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table:number-columns-repeated="2" office:value-type="string" calcext:value-type="string">
            <text:p>Kleid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gadrob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ommer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Kostüm</text:p>
          </table:table-cell>
          <table:table-cell office:value-type="string" calcext:value-type="string">
            <text:p>21/88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/>
          <table:table-cell office:value-type="string" calcext:value-type="string">
            <text:p>21/88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ostüm</text:p>
          </table:table-cell>
          <table:table-cell/>
          <table:table-cell office:value-type="string" calcext:value-type="string">
            <text:p>Kostüm</text:p>
          </table:table-cell>
          <table:table-cell office:value-type="string" calcext:value-type="string">
            <text:p>Bleistift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80er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Mantel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Burda style</text:p>
          </table:table-cell>
          <table:table-cell/>
          <table:table-cell office:value-type="string" calcext:value-type="string">
            <text:p>10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Mantel</text:p>
          </table:table-cell>
          <table:table-cell/>
          <table:table-cell office:value-type="string" calcext:value-type="string">
            <text:p>Mantel</text:p>
          </table:table-cell>
          <table:table-cell office:value-type="string" calcext:value-type="string">
            <text:p>Reningote mit Kaputz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50er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Latzrock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Burda style</text:p>
          </table:table-cell>
          <table:table-cell/>
          <table:table-cell office:value-type="string" calcext:value-type="string">
            <text:p>10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Latz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50er</text:p>
          </table:table-cell>
          <table:table-cell office:value-type="string" calcext:value-type="string">
            <text:p>Arbeitskleid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Rock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hnittmuster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3/2014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Maxi-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ommer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Rock mit Tüll</text:p>
          </table:table-cell>
          <table:table-cell office:value-type="string" calcext:value-type="string">
            <text:p>21036-44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1036-44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Tellerrock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Rock in A-Linie</text:p>
          </table:table-cell>
          <table:table-cell office:value-type="string" calcext:value-type="string">
            <text:p>21038-44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1038-44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Rock in A-Linie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Mummy and me</text:p>
          </table:table-cell>
          <table:table-cell table:number-columns-repeated="3"/>
          <table:table-cell office:value-type="string" calcext:value-type="string">
            <text:p>Schnittmuster</text:p>
          </table:table-cell>
          <table:table-cell office:value-type="string" calcext:value-type="string">
            <text:p>Mumm‘s</text:p>
          </table:table-cell>
          <table:table-cell office:value-type="string" calcext:value-type="string">
            <text:p>Mumms-Welt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Mutter und Tochtermodel</text:p>
          </table:table-cell>
          <table:table-cell office:value-type="string" calcext:value-type="string">
            <text:p>Kleidung</text:p>
          </table:table-cell>
          <table:table-cell table:number-columns-repeated="2"/>
          <table:table-cell office:value-type="string" calcext:value-type="string">
            <text:p>Probleme mit dem Dehnbund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Kleid</text:p>
          </table:table-cell>
          <table:table-cell office:value-type="float" office:value="2992" calcext:value-type="float">
            <text:p>2992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2992" calcext:value-type="float">
            <text:p>2992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Trachtenkleid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Trachtenklei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Biedermeierkostüm</text:p>
          </table:table-cell>
          <table:table-cell office:value-type="float" office:value="2767" calcext:value-type="float">
            <text:p>2767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2767" calcext:value-type="float">
            <text:p>2767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intage</text:p>
          </table:table-cell>
          <table:table-cell/>
          <table:table-cell office:value-type="string" calcext:value-type="string">
            <text:p>Anzug</text:p>
          </table:table-cell>
          <table:table-cell office:value-type="string" calcext:value-type="string">
            <text:p>Herrenanzug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Ralf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Rock</text:p>
          </table:table-cell>
          <table:table-cell office:value-type="float" office:value="7869" calcext:value-type="float">
            <text:p>7869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7869" calcext:value-type="float">
            <text:p>786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Wickelrock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Wickel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80er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Armband mit Glasperlen</text:p>
          </table:table-cell>
          <table:table-cell table:number-columns-repeated="3"/>
          <table:table-cell office:value-type="string" calcext:value-type="string">
            <text:p>flyer</text:p>
          </table:table-cell>
          <table:table-cell office:value-type="string" calcext:value-type="string">
            <text:p>Stoff &amp; Stil</text:p>
          </table:table-cell>
          <table:table-cell table:number-columns-repeated="3"/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Perlen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erlen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Armband</text:p>
          </table:table-cell>
          <table:table-cell office:value-type="string" calcext:value-type="string">
            <text:p>Accesoire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gehäkeltes Perlenarmband</text:p>
          </table:table-cell>
          <table:table-cell table:number-columns-repeated="3"/>
          <table:table-cell office:value-type="string" calcext:value-type="string">
            <text:p>flyer</text:p>
          </table:table-cell>
          <table:table-cell office:value-type="string" calcext:value-type="string">
            <text:p>Stoff &amp; Stil</text:p>
          </table:table-cell>
          <table:table-cell table:number-columns-repeated="3"/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Perl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Perlen</text:p>
          </table:table-cell>
          <table:table-cell office:value-type="string" calcext:value-type="string">
            <text:p>Häkeln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Armband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Biscoru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Bundstickerei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Trousse à bobienes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Valérie Caterin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‘atelier du fil</text:p>
          </table:table-cell>
          <table:table-cell office:value-type="string" calcext:value-type="string">
            <text:p>couture, broderie, appliqué, tricot et perles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Linienstich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Garnrollen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verspielt</text:p>
          </table:table-cell>
          <table:table-cell office:value-type="string" calcext:value-type="string">
            <text:p>Stoffwerkerin</text:p>
          </table:table-cell>
          <table:table-cell office:value-type="string" calcext:value-type="string">
            <text:p>UFO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Punch Needel</text:p>
          </table:table-cell>
          <table:table-cell table:number-columns-repeated="3"/>
          <table:table-cell office:value-type="string" calcext:value-type="string">
            <text:p>flyer</text:p>
          </table:table-cell>
          <table:table-cell office:value-type="string" calcext:value-type="string">
            <text:p>Stoff &amp; Stil</text:p>
          </table:table-cell>
          <table:table-cell table:number-columns-repeated="3"/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Punch Needle</text:p>
          </table:table-cell>
          <table:table-cell/>
          <table:table-cell office:value-type="string" calcext:value-type="string">
            <text:p>Technik</text:p>
          </table:table-cell>
          <table:table-cell office:value-type="string" calcext:value-type="string">
            <text:p>Wandbehang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Seviettentaschen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8/2020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Richeliuer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Servietentaschen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Von Herzen</text:p>
          </table:table-cell>
          <table:table-cell office:value-type="string" calcext:value-type="string">
            <text:p>25-2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0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Ajourstickerei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Herzen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Magie der kleinen Ding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1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Bundsticken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Bestickte Kästchen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Fensterhäuser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/>
          <table:table-cell office:value-type="string" calcext:value-type="string">
            <text:p>02/2019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Maschinensticken</text:p>
          </table:table-cell>
          <table:table-cell office:value-type="string" calcext:value-type="string">
            <text:p>Schattensticken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Fensterdek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Ordnungshelfer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Spielereien</text:p>
          </table:table-cell>
          <table:table-cell office:value-type="string" calcext:value-type="string">
            <text:p>01/2012</text:p>
          </table:table-cell>
          <table:table-cell/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Laupsägen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Spul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Schachteln im Frühlingskleid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1</text:p>
          </table:table-cell>
          <table:table-cell/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Mixtmedia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Schachteln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Schreibroll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3"/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Mixtmedia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Schreibroll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Handschuhkasten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3"/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Mixtmedia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Handschuhkast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Hutständer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3"/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Mixtmedia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Hutständ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Ein Herz falten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einfach hangemacht</text:p>
          </table:table-cell>
          <table:table-cell/>
          <table:table-cell office:value-type="string" calcext:value-type="string">
            <text:p>3/2017</text:p>
          </table:table-cell>
          <table:table-cell/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Origamie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Herz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Paravent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Möbel</text:p>
          </table:table-cell>
          <table:table-cell office:value-type="string" calcext:value-type="string">
            <text:p>Paravent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Mit Zeitungspaier weben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einfach hangemacht</text:p>
          </table:table-cell>
          <table:table-cell/>
          <table:table-cell office:value-type="string" calcext:value-type="string">
            <text:p>3/2017</text:p>
          </table:table-cell>
          <table:table-cell/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Papi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Nähen für Weihnachten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1/2007</text:p>
          </table:table-cell>
          <table:table-cell/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Stoff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Picknick im Winter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2/2007</text:p>
          </table:table-cell>
          <table:table-cell/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Stoff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Spielzeug nähen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0/2007</text:p>
          </table:table-cell>
          <table:table-cell/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Stoff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Handarbeitskörbchen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3"/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Stoff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Handarbeitskörb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Für mein Nähzimmer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/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Stoff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My Sewing Box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Spielereien</text:p>
          </table:table-cell>
          <table:table-cell office:value-type="string" calcext:value-type="string">
            <text:p>01/2012</text:p>
          </table:table-cell>
          <table:table-cell/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Stoff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käst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2" table:number-rows-repeated="1048365">
          <table:table-cell table:number-columns-repeated="65"/>
        </table:table-row>
        <table:table-row table:style-name="ro2">
          <table:table-cell table:number-columns-repeated="65"/>
        </table:table-row>
      </table:table>
      <table:table table:name="Model" table:style-name="ta2">
        <office:forms form:automatic-focus="false" form:apply-design-mode="false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id_model</text:p>
          </table:table-cell>
          <table:table-cell office:value-type="string" calcext:value-type="string">
            <text:p>Modelname</text:p>
          </table:table-cell>
          <table:table-cell office:value-type="string" calcext:value-type="string">
            <text:p>Nummer </text:p>
          </table:table-cell>
          <table:table-cell office:value-type="string" calcext:value-type="string">
            <text:p>Seitenzahl</text:p>
          </table:table-cell>
        </table:table-row>
      </table:table>
      <table:table table:name="Medium" table:style-name="ta2">
        <office:forms form:automatic-focus="false" form:apply-design-mode="false"/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id_medium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dium_art</text:p>
          </table:table-cell>
          <table:table-cell/>
          <table:table-cell office:value-type="string" calcext:value-type="string">
            <text:p>id_medien_art</text:p>
          </table:table-cell>
          <table:table-cell/>
          <table:table-cell office:value-type="string" calcext:value-type="string">
            <text:p>id_zeitschrift</text:p>
          </table:table-cell>
        </table:table-row>
        <table:table-row table:style-name="ro1">
          <table:table-cell table:style-name="ce3" office:value-type="string" calcext:value-type="string">
            <text:p>Titel</text:p>
          </table:table-cell>
          <table:table-cell/>
          <table:table-cell office:value-type="string" calcext:value-type="string">
            <text:p>bezeichnung</text:p>
          </table:table-cell>
          <table:table-cell/>
          <table:table-cell office:value-type="string" calcext:value-type="string">
            <text:p>zeitschrift_titel</text:p>
          </table:table-cell>
        </table:table-row>
        <table:table-row table:style-name="ro1">
          <table:table-cell table:style-name="ce3" office:value-type="string" calcext:value-type="string">
            <text:p>Untertitel</text:p>
          </table:table-cell>
          <table:table-cell/>
          <table:table-cell office:value-type="string" calcext:value-type="string">
            <text:p>kuerzel</text:p>
          </table:table-cell>
          <table:table-cell/>
          <table:table-cell office:value-type="string" calcext:value-type="string">
            <text:p>zeitschrift_zusatz</text:p>
          </table:table-cell>
        </table:table-row>
        <table:table-row table:style-name="ro1">
          <table:table-cell table:style-name="ce3" office:value-type="string" calcext:value-type="string">
            <text:p>Numm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h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utor_vorna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utor_nachna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utor_namenszusatz</text:p>
          </table:table-cell>
          <table:table-cell table:number-columns-repeated="4"/>
        </table:table-row>
      </table:table>
      <table:table table:name="technik" table:style-name="ta2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table table:name="verwendung" table:style-name="ta2">
        <office:forms form:automatic-focus="false" form:apply-design-mode="false"/>
        <table:table-column table:style-name="co1" table:default-cell-style-name="Default"/>
        <table:table-row table:style-name="ro2">
          <table:table-cell office:value-type="string" calcext:value-type="string">
            <text:p>id_verwendung</text:p>
          </table:table-cell>
        </table:table-row>
      </table:table>
      <table:named-expressions/>
      <table:database-ranges>
        <table:database-range table:name="__Anonymous_Sheet_DB__0" table:target-range-address="Anleitungen.A3:Anleitungen.AMK210" table:contains-header="false">
          <table:sort>
            <table:sort-by table:field-number="8" table:data-type="automatic"/>
            <table:sort-by table:field-number="9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.00.0000</text:date>, <text:time style:data-style-name="N2" text:time-value="17:08:16.02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5-04T09:01:46.794000000</meta:creation-date>
    <dc:date>2024-08-27T17:32:14.511000000</dc:date>
    <meta:editing-duration>P2DT12H13M6S</meta:editing-duration>
    <meta:editing-cycles>84</meta:editing-cycles>
    <meta:generator>LibreOffice/7.6.6.3$Windows_X86_64 LibreOffice_project/d97b2716a9a4a2ce1391dee1765565ea469b0ae7</meta:generator>
    <dc:creator>Juliane Bonenkamp</dc:creator>
    <meta:document-statistic meta:table-count="5" meta:cell-count="3289" meta:object-count="0"/>
  </office:meta>
</office:document-meta>
</file>